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21c" officeooo:paragraph-rsid="0003721c"/>
    </style:style>
    <style:style style:name="P2" style:family="paragraph" style:parent-style-name="Standard">
      <style:text-properties officeooo:rsid="00043de3" officeooo:paragraph-rsid="00043de3"/>
    </style:style>
    <style:style style:name="P3" style:family="paragraph" style:parent-style-name="Standard">
      <style:text-properties officeooo:rsid="0005f5b2" officeooo:paragraph-rsid="0005f5b2"/>
    </style:style>
    <style:style style:name="P4" style:family="paragraph" style:parent-style-name="Standard">
      <style:text-properties officeooo:rsid="0007094f" officeooo:paragraph-rsid="0007094f"/>
    </style:style>
    <style:style style:name="P5" style:family="paragraph" style:parent-style-name="Standard">
      <style:text-properties officeooo:rsid="0007c45f" officeooo:paragraph-rsid="0007c45f"/>
    </style:style>
    <style:style style:name="P6" style:family="paragraph" style:parent-style-name="Standard">
      <style:text-properties officeooo:rsid="00088574" officeooo:paragraph-rsid="00088574"/>
    </style:style>
    <style:style style:name="T1" style:family="text">
      <style:text-properties officeooo:rsid="00088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app;</text:p>
      <text:p text:style-name="P1"/>
      <text:p text:style-name="P1">USE app;</text:p>
      <text:p text:style-name="P1"/>
      <text:p text:style-name="P1">CREATE TABLE customers (</text:p>
      <text:p text:style-name="P1">id INT NOT NULL AUTO_INCREMENT PRIMARY KEY,</text:p>
      <text:p text:style-name="P1">timestamp TIMESTAMP DEFAULT CURRENT_TIMESTAMP,</text:p>
      <text:p text:style-name="P1">money DECIMAL(9, 2) DEFAULT 0.00,</text:p>
      <text:p text:style-name="P1">email VARCHAR(45) NOT NULL,</text:p>
      <text:p text:style-name="P1">password VARCHAR(75) NOT NULL</text:p>
      <text:p text:style-name="P1">);</text:p>
      <text:p text:style-name="P1"/>
      <text:p text:style-name="P1">CREATE TABLE products (</text:p>
      <text:p text:style-name="P2">id INT NOT NULL AUTO_INCREMENT PRIMARY KEY,</text:p>
      <text:p text:style-name="P2">timestamp TIMESTAMP DEFAULT CURRENT_TIMESTAMP,</text:p>
      <text:p text:style-name="P2">price DECIMAL(9, 2) NOT NULL,</text:p>
      <text:p text:style-name="P2">description VARCHAR(600),</text:p>
      <text:p text:style-name="P2">image_link <text:s/>VARCHAR(600),</text:p>
      <text:p text:style-name="P4">created_by INT NOT NULL,</text:p>
      <text:p text:style-name="P3">FOREIGN KEY (created_by) REFERENCES customers(id)</text:p>
      <text:p text:style-name="P1">);</text:p>
      <text:p text:style-name="P1"/>
      <text:p text:style-name="P5">CREATE TABLE purchases (</text:p>
      <text:p text:style-name="P5">id INT NOT NULL AUTO_INCREMENT PRIMARY KEY,</text:p>
      <text:p text:style-name="P5">timestam<text:span text:style-name="T1">p TIMESTAMP DEFAULT CURRENT_TIMESTAMP,</text:span></text:p>
      <text:p text:style-name="P6">customer_id INT NOT NULL,</text:p>
      <text:p text:style-name="P6">product_id INT NOT NULL,</text:p>
      <text:p text:style-name="P6">puurchase_value DECIMAL(9, 2) NOT NULL,</text:p>
      <text:p text:style-name="P6">FOREIGN KEY (customer_id) REFERENCES customers(id),</text:p>
      <text:p text:style-name="P6">FOREIGN KEY (product_id) REFERENCES products(id)</text:p>
      <text:p text:style-name="P5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4:00:21.028742235</meta:creation-date>
    <dc:date>2022-09-15T14:47:16.696831406</dc:date>
    <meta:editing-duration>PT15M33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27" meta:word-count="107" meta:character-count="800" meta:non-whitespace-character-count="719"/>
  </office:meta>
</office:document-meta>
</file>